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officeooo:rsid="00094adf" officeooo:paragraph-rsid="00094adf" style:font-size-asian="15.75pt" style:font-size-complex="18pt"/>
    </style:style>
    <style:style style:name="P2" style:family="paragraph" style:parent-style-name="Standard">
      <style:paragraph-properties fo:text-align="start" style:justify-single-word="false"/>
      <style:text-properties fo:font-size="14pt" officeooo:rsid="00094adf" officeooo:paragraph-rsid="00094adf" style:font-size-asian="12.25pt" style:font-size-complex="14pt"/>
    </style:style>
    <style:style style:name="P3" style:family="paragraph" style:parent-style-name="Standard" style:list-style-name="L1">
      <style:paragraph-properties fo:text-align="start" style:justify-single-word="false"/>
      <style:text-properties fo:font-size="14pt" officeooo:rsid="00094adf" officeooo:paragraph-rsid="00094adf" style:font-size-asian="12.25pt" style:font-size-complex="14pt"/>
    </style:style>
    <style:style style:name="P4" style:family="paragraph" style:parent-style-name="Standard" style:list-style-name="L2">
      <style:paragraph-properties fo:text-align="start" style:justify-single-word="false"/>
      <style:text-properties fo:font-size="14pt" officeooo:rsid="000cad02" officeooo:paragraph-rsid="000cad02" style:font-size-asian="12.25pt" style:font-size-complex="14pt"/>
    </style:style>
    <style:style style:name="P5" style:family="paragraph" style:parent-style-name="Standard" style:list-style-name="L2">
      <style:paragraph-properties fo:text-align="start" style:justify-single-word="false"/>
      <style:text-properties fo:font-size="14pt" officeooo:rsid="000cad02" officeooo:paragraph-rsid="0011187c" style:font-size-asian="12.25pt" style:font-size-complex="14pt"/>
    </style:style>
    <style:style style:name="P6" style:family="paragraph" style:parent-style-name="Standard" style:list-style-name="L1">
      <style:paragraph-properties fo:text-align="start" style:justify-single-word="false"/>
      <style:text-properties fo:font-size="13pt" officeooo:rsid="000cfd1e" officeooo:paragraph-rsid="000cfd1e" style:font-size-asian="13pt" style:font-size-complex="13pt"/>
    </style:style>
    <style:style style:name="P7" style:family="paragraph" style:parent-style-name="Standard" style:list-style-name="L1">
      <style:paragraph-properties fo:text-align="start" style:justify-single-word="false"/>
      <style:text-properties fo:font-size="13pt" officeooo:rsid="000cfd1e" officeooo:paragraph-rsid="001114c7" style:font-size-asian="13pt" style:font-size-complex="13pt"/>
    </style:style>
    <style:style style:name="P8" style:family="paragraph" style:parent-style-name="Standard">
      <style:paragraph-properties fo:text-align="start" style:justify-single-word="false"/>
      <style:text-properties fo:font-size="13pt" officeooo:rsid="000cfd1e" officeooo:paragraph-rsid="000cfd1e" style:font-size-asian="13pt" style:font-size-complex="13pt"/>
    </style:style>
    <style:style style:name="P9" style:family="paragraph" style:parent-style-name="Standard">
      <style:paragraph-properties fo:text-align="start" style:justify-single-word="false"/>
      <style:text-properties fo:font-size="13pt" officeooo:rsid="000cfd1e" officeooo:paragraph-rsid="000f845b" style:font-size-asian="13pt" style:font-size-complex="13pt"/>
    </style:style>
    <style:style style:name="P10" style:family="paragraph" style:parent-style-name="Standard">
      <style:paragraph-properties fo:text-align="start" style:justify-single-word="false"/>
      <style:text-properties fo:font-size="13pt" officeooo:rsid="000cfd1e" officeooo:paragraph-rsid="001114c7" style:font-size-asian="13pt" style:font-size-complex="13pt"/>
    </style:style>
    <style:style style:name="P11" style:family="paragraph" style:parent-style-name="Standard" style:list-style-name="L2">
      <style:paragraph-properties fo:text-align="start" style:justify-single-word="false"/>
      <style:text-properties fo:font-size="13pt" officeooo:rsid="000cfd1e" officeooo:paragraph-rsid="001114c7" style:font-size-asian="13pt" style:font-size-complex="13pt"/>
    </style:style>
    <style:style style:name="P12" style:family="paragraph" style:parent-style-name="Standard" style:list-style-name="L2">
      <style:paragraph-properties fo:text-align="start" style:justify-single-word="false"/>
      <style:text-properties fo:font-size="13pt" officeooo:rsid="000cfd1e" officeooo:paragraph-rsid="0011187c" style:font-size-asian="13pt" style:font-size-complex="13pt"/>
    </style:style>
    <style:style style:name="P13" style:family="paragraph" style:parent-style-name="Standard">
      <style:paragraph-properties fo:text-align="start" style:justify-single-word="false"/>
      <style:text-properties fo:font-size="13pt" officeooo:rsid="000cfd1e" officeooo:paragraph-rsid="0011187c" style:font-size-asian="13pt" style:font-size-complex="13pt"/>
    </style:style>
    <style:style style:name="P14" style:family="paragraph" style:parent-style-name="Standard" style:list-style-name="L1">
      <style:paragraph-properties fo:text-align="start" style:justify-single-word="false"/>
      <style:text-properties fo:font-size="13pt" officeooo:rsid="000f845b" officeooo:paragraph-rsid="000f845b" style:font-size-asian="13pt" style:font-size-complex="13pt"/>
    </style:style>
    <style:style style:name="P15" style:family="paragraph" style:parent-style-name="Standard" style:list-style-name="L2">
      <style:paragraph-properties fo:text-align="start" style:justify-single-word="false"/>
      <style:text-properties fo:font-size="13pt" officeooo:rsid="001114c7" officeooo:paragraph-rsid="001114c7" style:font-size-asian="13pt" style:font-size-complex="13pt"/>
    </style:style>
    <style:style style:name="P16" style:family="paragraph" style:parent-style-name="Standard" style:list-style-name="L2">
      <style:paragraph-properties fo:text-align="start" style:justify-single-word="false"/>
      <style:text-properties fo:font-size="13pt" officeooo:rsid="0011187c" officeooo:paragraph-rsid="0011187c" style:font-size-asian="13pt" style:font-size-complex="13pt"/>
    </style:style>
    <style:style style:name="P17" style:family="paragraph" style:parent-style-name="Standard" style:list-style-name="L2">
      <style:paragraph-properties fo:text-align="start" style:justify-single-word="false"/>
      <style:text-properties fo:font-size="13pt" style:text-underline-style="none" officeooo:rsid="001114c7" officeooo:paragraph-rsid="0011187c" style:font-size-asian="13pt" style:font-size-complex="13pt"/>
    </style:style>
    <style:style style:name="T1" style:family="text">
      <style:text-properties officeooo:rsid="000dd7e9"/>
    </style:style>
    <style:style style:name="T2" style:family="text">
      <style:text-properties officeooo:rsid="000f845b"/>
    </style:style>
    <style:style style:name="T3" style:family="text">
      <style:text-properties officeooo:rsid="001114c7"/>
    </style:style>
    <style:style style:name="T4" style:family="text">
      <style:text-properties officeooo:rsid="0011187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stas 4 + 1 de Piedra, Papel o Dragón</text:p>
      <text:p text:style-name="P1"/>
      <text:list xml:id="list273991427" text:style-name="L1">
        <text:list-item>
          <text:p text:style-name="P3">Vista lógica.</text:p>
          <text:list>
            <text:list-item>
              <text:p text:style-name="P6"><text:span text:style-name="T1">Reconocimiento</text:span> en tiempo real:</text:p>
            </text:list-item>
          </text:list>
        </text:list-item>
      </text:list>
      <text:p text:style-name="P8"><text:tab/><text:tab/><text:span text:style-name="T1">El sistema </text:span><text:span text:style-name="T2">tiene que poder</text:span><text:span text:style-name="T1"> reconoce</text:span><text:span text:style-name="T2">r</text:span><text:span text:style-name="T1"> los movimientos y gestos que hace la persona delante de la pantalla </text:span><text:span text:style-name="T2">y a base de eso decidir si el gesto que hace la persona le gana al de la computadora.</text:span></text:p>
      <text:list xml:id="list174138566169179" text:continue-numbering="true" text:style-name="L1">
        <text:list-item>
          <text:list>
            <text:list-item>
              <text:p text:style-name="P14">Interfaz entendible:</text:p>
            </text:list-item>
          </text:list>
        </text:list-item>
      </text:list>
      <text:p text:style-name="P9"><text:tab/><text:tab/><text:span text:style-name="T2">El sistema incluye una interfaz donde se van a poder ver los gestos posibles, incluyendo una demostración de una mano real, </text:span><text:span text:style-name="T3">además de un botón con el cual se va a poder iniciar el juego.</text:span></text:p>
      <text:list xml:id="list174138240722628" text:continue-numbering="true" text:style-name="L1">
        <text:list-item>
          <text:list>
            <text:list-item>
              <text:p text:style-name="P7"><text:span text:style-name="T1">R</text:span><text:span text:style-name="T3">anking:</text:span></text:p>
            </text:list-item>
          </text:list>
        </text:list-item>
      </text:list>
      <text:p text:style-name="P10"><text:tab/><text:tab/><text:span text:style-name="T3">Después de haber completado una partida se van a sumar los puntos de la persona y se le va a pedir un nombre. Esto se va a guardar en un ranking que se va a poder actualizar si la persona juega de vuelta o si alguien sobrepasa al jugador con más puntos.</text:span></text:p>
      <text:p text:style-name="P2"/>
      <text:list xml:id="list1251173094" text:style-name="L2">
        <text:list-item>
          <text:p text:style-name="P4">Vista de despliegue.</text:p>
          <text:list>
            <text:list-item>
              <text:p text:style-name="P15">Protocolo de comunicación USB:</text:p>
            </text:list-item>
          </text:list>
          <text:p text:style-name="P11"><text:tab/><text:tab/><text:span text:style-name="T3">El sistema incluye un protocolo de comunicación USB por el cual se va a poder conectar nuestra webcam con la computadora, más específicamente con el CPU, nuestro módulo principal en el proyecto.</text:span></text:p>
          <text:list text:continue-numbering="true">
            <text:list-item>
              <text:p text:style-name="P16">Nuestro archivo principal de código</text:p>
            </text:list-item>
          </text:list>
          <text:p text:style-name="P11"><text:tab/><text:tab/><text:span text:style-name="T4">Nosotros tenemos la idea de hacer el archivo en Python, ya que es lo que más nos conviene para lo que estamos haciendo. Nuestro archivo incluiría todo lo necesario para que el juego sea funcional, como la posibilidad de guardar resultados, un programa que haga que las decisiones de la máquina sobre cuál gesto va a hacer sea random, un programa que evite que el programa tome gestos después de cierto tiempo, esto para evitar que los jugadores hagan trampa y vean el gesto de la máquina antes de hacer el suyo propio, etc.</text:span></text:p>
          <text:list text:continue-numbering="true">
            <text:list-item>
              <text:p text:style-name="P16">Tkinter:</text:p>
            </text:list-item>
          </text:list>
          <text:p text:style-name="P12"><text:tab/><text:tab/><text:span text:style-name="T4">Esto se incluye en el módulo de interfaz, el cual vamos a necesitar si queremos hacerle una interfaz a nuestro programa. Nuestra interfaz va a incluir una visualización del ranking más atractiva a la vista, un botón con el cual se va a poder iniciar el juego, etc.</text:span></text:p>
        </text:list-item>
      </text:list>
      <text:p text:style-name="P13"/>
      <text:list xml:id="list174138077397605" text:continue-numbering="true" text:style-name="L2">
        <text:list-item>
          <text:p text:style-name="P5">Vista <text:span text:style-name="T4">física</text:span>.</text:p>
          <text:list>
            <text:list-item>
              <text:p text:style-name="P17"/>
            </text:list-item>
          </text:list>
          <text:p text:style-name="P12"><text:tab/><text:tab/></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8T15:23:11.646244337</meta:creation-date>
    <dc:date>2025-06-18T17:41:37.873942465</dc:date>
    <meta:editing-duration>PT6M44S</meta:editing-duration>
    <meta:editing-cycles>1</meta:editing-cycles>
    <meta:document-statistic meta:table-count="0" meta:image-count="0" meta:object-count="0" meta:page-count="1" meta:paragraph-count="18" meta:word-count="345" meta:character-count="1853" meta:non-whitespace-character-count="1524"/>
    <meta:generator>LibreOffice/7.3.7.2$Linux_X86_64 LibreOffice_project/30$Build-2</meta:generator>
  </office:meta>
</office:document-meta>
</file>